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app.jetbov.com/#/page/animalInfo/ca4155c5-09d7-4963-a818-fb96a3edcd4f</text:p>
          </table:table-cell>
        </table:table-row>
        <table:table-row table:style-name="ro1">
          <table:table-cell office:value-type="string" calcext:value-type="string">
            <text:p>https://app.jetbov.com/#/page/animalInfo/9910556d-f436-49d5-a3b3-867e5dd38d64</text:p>
          </table:table-cell>
        </table:table-row>
        <table:table-row table:style-name="ro1">
          <table:table-cell office:value-type="string" calcext:value-type="string">
            <text:p>https://app.jetbov.com/#/page/animalInfo/1593a535-2d6b-40b3-a8d8-7d570879456b</text:p>
          </table:table-cell>
        </table:table-row>
        <table:table-row table:style-name="ro1">
          <table:table-cell office:value-type="string" calcext:value-type="string">
            <text:p>https://app.jetbov.com/#/page/animalInfo/3821b581-5ef3-4088-beec-6bdf466a75ba</text:p>
          </table:table-cell>
        </table:table-row>
        <table:table-row table:style-name="ro1">
          <table:table-cell office:value-type="string" calcext:value-type="string">
            <text:p>https://app.jetbov.com/#/page/animalInfo/1ed67a9f-b33c-40f6-a102-353c04fb40c3</text:p>
          </table:table-cell>
        </table:table-row>
        <table:table-row table:style-name="ro1">
          <table:table-cell office:value-type="string" calcext:value-type="string">
            <text:p>https://app.jetbov.com/#/page/animalInfo/20492d70-bff9-4821-80d8-adb8eb8fd4e8</text:p>
          </table:table-cell>
        </table:table-row>
        <table:table-row table:style-name="ro1">
          <table:table-cell office:value-type="string" calcext:value-type="string">
            <text:p>https://app.jetbov.com/#/page/animalInfo/21f62ba9-4fc4-46b3-b9be-8cf81426feb6</text:p>
          </table:table-cell>
        </table:table-row>
        <table:table-row table:style-name="ro1">
          <table:table-cell office:value-type="string" calcext:value-type="string">
            <text:p>https://app.jetbov.com/#/page/animalInfo/554cb04b-3e63-498f-9091-e4644f4c80f4</text:p>
          </table:table-cell>
        </table:table-row>
        <table:table-row table:style-name="ro1">
          <table:table-cell office:value-type="string" calcext:value-type="string">
            <text:p>https://app.jetbov.com/#/page/animalInfo/98b834e2-0ae2-4af6-b64e-767fcea67620</text:p>
          </table:table-cell>
        </table:table-row>
        <table:table-row table:style-name="ro1">
          <table:table-cell office:value-type="string" calcext:value-type="string">
            <text:p>https://app.jetbov.com/#/page/animalInfo/6f570229-243d-4720-a10b-55a7996db3e7</text:p>
          </table:table-cell>
        </table:table-row>
        <table:table-row table:style-name="ro1">
          <table:table-cell office:value-type="string" calcext:value-type="string">
            <text:p>https://app.jetbov.com/#/page/animalInfo/674ee722-cfa9-4897-aa77-b0faa647a1e1</text:p>
          </table:table-cell>
        </table:table-row>
        <table:table-row table:style-name="ro1">
          <table:table-cell office:value-type="string" calcext:value-type="string">
            <text:p>https://app.jetbov.com/#/page/animalInfo/62a8ec38-20c8-4bc3-b293-89b6058ea546</text:p>
          </table:table-cell>
        </table:table-row>
        <table:table-row table:style-name="ro1">
          <table:table-cell office:value-type="string" calcext:value-type="string">
            <text:p>https://app.jetbov.com/#/page/animalInfo/09414330-56cb-413f-9cdd-330a4958e268</text:p>
          </table:table-cell>
        </table:table-row>
        <table:table-row table:style-name="ro1">
          <table:table-cell office:value-type="string" calcext:value-type="string">
            <text:p>https://app.jetbov.com/#/page/animalInfo/26dd4b90-7599-41d0-9c1c-30aafaa3b0c4</text:p>
          </table:table-cell>
        </table:table-row>
        <table:table-row table:style-name="ro1">
          <table:table-cell office:value-type="string" calcext:value-type="string">
            <text:p>https://app.jetbov.com/#/page/animalInfo/63501f30-f981-4fc3-ba7f-d87bdcb1d731</text:p>
          </table:table-cell>
        </table:table-row>
        <table:table-row table:style-name="ro1">
          <table:table-cell office:value-type="string" calcext:value-type="string">
            <text:p>https://app.jetbov.com/#/page/animalInfo/564ad8d3-f798-4a26-84d5-3e73567ba83c</text:p>
          </table:table-cell>
        </table:table-row>
        <table:table-row table:style-name="ro1">
          <table:table-cell office:value-type="string" calcext:value-type="string">
            <text:p>https://app.jetbov.com/#/page/animalInfo/78c7af7f-1716-4c5b-a5f6-7fc8bb18b235</text:p>
          </table:table-cell>
        </table:table-row>
        <table:table-row table:style-name="ro1">
          <table:table-cell office:value-type="string" calcext:value-type="string">
            <text:p>https://app.jetbov.com/#/page/animalInfo/4ae00b79-5c25-464b-971c-c7650424e6f2</text:p>
          </table:table-cell>
        </table:table-row>
        <table:table-row table:style-name="ro1">
          <table:table-cell office:value-type="string" calcext:value-type="string">
            <text:p>https://app.jetbov.com/#/page/animalInfo/a287b4fd-22d2-487f-a783-6d8abd0cf32f</text:p>
          </table:table-cell>
        </table:table-row>
        <table:table-row table:style-name="ro1">
          <table:table-cell office:value-type="string" calcext:value-type="string">
            <text:p>https://app.jetbov.com/#/page/animalInfo/4e05a3e4-a921-4bb6-85b7-8e4fcc2dbdc5</text:p>
          </table:table-cell>
        </table:table-row>
        <table:table-row table:style-name="ro1">
          <table:table-cell office:value-type="string" calcext:value-type="string">
            <text:p>https://app.jetbov.com/#/page/animalInfo/92787cff-f42e-4d86-bc8c-65035eee3950</text:p>
          </table:table-cell>
        </table:table-row>
        <table:table-row table:style-name="ro1">
          <table:table-cell office:value-type="string" calcext:value-type="string">
            <text:p>https://app.jetbov.com/#/page/animalInfo/3d00fb3f-1cf0-44e5-a38c-7b1e2fe1f8d4</text:p>
          </table:table-cell>
        </table:table-row>
        <table:table-row table:style-name="ro1">
          <table:table-cell office:value-type="string" calcext:value-type="string">
            <text:p>https://app.jetbov.com/#/page/animalInfo/4dfb6a32-ff9d-4ef8-874a-9a5c21625840</text:p>
          </table:table-cell>
        </table:table-row>
        <table:table-row table:style-name="ro1">
          <table:table-cell office:value-type="string" calcext:value-type="string">
            <text:p>https://app.jetbov.com/#/page/animalInfo/55381339-fccf-40fe-99da-d1c467108b3b</text:p>
          </table:table-cell>
        </table:table-row>
        <table:table-row table:style-name="ro1">
          <table:table-cell office:value-type="string" calcext:value-type="string">
            <text:p>https://app.jetbov.com/#/page/animalInfo/68e15415-f913-488b-a9ae-9fda86477424</text:p>
          </table:table-cell>
        </table:table-row>
        <table:table-row table:style-name="ro1">
          <table:table-cell office:value-type="string" calcext:value-type="string">
            <text:p>https://app.jetbov.com/#/page/animalInfo/19df0125-cda8-49c6-a2fb-36e5078cfe9d</text:p>
          </table:table-cell>
        </table:table-row>
        <table:table-row table:style-name="ro1">
          <table:table-cell office:value-type="string" calcext:value-type="string">
            <text:p>https://app.jetbov.com/#/page/animalInfo/03a4b29a-8031-41e6-8901-73d7ed6664bf</text:p>
          </table:table-cell>
        </table:table-row>
        <table:table-row table:style-name="ro1">
          <table:table-cell office:value-type="string" calcext:value-type="string">
            <text:p>https://app.jetbov.com/#/page/animalInfo/5aa4ff00-7d78-49ed-adef-c554b8a9cb7d</text:p>
          </table:table-cell>
        </table:table-row>
        <table:table-row table:style-name="ro1">
          <table:table-cell office:value-type="string" calcext:value-type="string">
            <text:p>https://app.jetbov.com/#/page/animalInfo/15a97f01-ecb8-4c4c-9b81-327a35f9b0a6</text:p>
          </table:table-cell>
        </table:table-row>
        <table:table-row table:style-name="ro1">
          <table:table-cell office:value-type="string" calcext:value-type="string">
            <text:p>https://app.jetbov.com/#/page/animalInfo/fbba9525-54dd-4acd-8870-a36cd259c7b8</text:p>
          </table:table-cell>
        </table:table-row>
        <table:table-row table:style-name="ro1">
          <table:table-cell office:value-type="string" calcext:value-type="string">
            <text:p>https://app.jetbov.com/#/page/animalInfo/03105b95-faeb-4ecc-aef0-a658470c5fad</text:p>
          </table:table-cell>
        </table:table-row>
        <table:table-row table:style-name="ro1">
          <table:table-cell office:value-type="string" calcext:value-type="string">
            <text:p>https://app.jetbov.com/#/page/animalInfo/85a97ab8-c6bc-4866-be49-1815a882401e</text:p>
          </table:table-cell>
        </table:table-row>
        <table:table-row table:style-name="ro1">
          <table:table-cell office:value-type="string" calcext:value-type="string">
            <text:p>https://app.jetbov.com/#/page/animalInfo/aff714e5-184f-42b2-8f60-16832fa283d7</text:p>
          </table:table-cell>
        </table:table-row>
        <table:table-row table:style-name="ro1">
          <table:table-cell office:value-type="string" calcext:value-type="string">
            <text:p>https://app.jetbov.com/#/page/animalInfo/a8c0e71d-1c6e-4a19-a27d-c355cc479ac6</text:p>
          </table:table-cell>
        </table:table-row>
        <table:table-row table:style-name="ro1">
          <table:table-cell office:value-type="string" calcext:value-type="string">
            <text:p>https://app.jetbov.com/#/page/animalInfo/91cc898a-a547-44f2-8ab5-316bc0e7a8de</text:p>
          </table:table-cell>
        </table:table-row>
        <table:table-row table:style-name="ro1">
          <table:table-cell office:value-type="string" calcext:value-type="string">
            <text:p>https://app.jetbov.com/#/page/animalInfo/58707ead-8f2b-471d-8a96-74debae255d1</text:p>
          </table:table-cell>
        </table:table-row>
        <table:table-row table:style-name="ro1">
          <table:table-cell office:value-type="string" calcext:value-type="string">
            <text:p>https://app.jetbov.com/#/page/animalInfo/9f7a36b1-b51e-414b-8a0e-600039b2a92f</text:p>
          </table:table-cell>
        </table:table-row>
        <table:table-row table:style-name="ro1">
          <table:table-cell office:value-type="string" calcext:value-type="string">
            <text:p>https://app.jetbov.com/#/page/animalInfo/d9ba2dbe-ba3b-448d-9799-b4a002cccf3d</text:p>
          </table:table-cell>
        </table:table-row>
        <table:table-row table:style-name="ro1">
          <table:table-cell office:value-type="string" calcext:value-type="string">
            <text:p>https://app.jetbov.com/#/page/animalInfo/d183ec2a-df20-472b-8606-ccf5e0865e5c</text:p>
          </table:table-cell>
        </table:table-row>
        <table:table-row table:style-name="ro1">
          <table:table-cell office:value-type="string" calcext:value-type="string">
            <text:p>https://app.jetbov.com/#/page/animalInfo/94668c45-26e4-496f-a9c9-f888db966c49</text:p>
          </table:table-cell>
        </table:table-row>
        <table:table-row table:style-name="ro1">
          <table:table-cell office:value-type="string" calcext:value-type="string">
            <text:p>https://app.jetbov.com/#/page/animalInfo/9cb0fb82-5bef-4824-acea-e295d99a4385</text:p>
          </table:table-cell>
        </table:table-row>
        <table:table-row table:style-name="ro1">
          <table:table-cell office:value-type="string" calcext:value-type="string">
            <text:p>https://app.jetbov.com/#/page/animalInfo/564c1830-eb5a-447c-8005-3ac1530351e2</text:p>
          </table:table-cell>
        </table:table-row>
        <table:table-row table:style-name="ro1">
          <table:table-cell office:value-type="string" calcext:value-type="string">
            <text:p>https://app.jetbov.com/#/page/animalInfo/b549b66d-643a-4fe0-b2dd-dcceddb428e0</text:p>
          </table:table-cell>
        </table:table-row>
        <table:table-row table:style-name="ro1">
          <table:table-cell office:value-type="string" calcext:value-type="string">
            <text:p>https://app.jetbov.com/#/page/animalInfo/42442074-c3c0-4a22-9dfc-12715921ca69</text:p>
          </table:table-cell>
        </table:table-row>
        <table:table-row table:style-name="ro1">
          <table:table-cell office:value-type="string" calcext:value-type="string">
            <text:p>https://app.jetbov.com/#/page/animalInfo/06f5efc3-2ceb-4430-ae3c-f96103519d8c</text:p>
          </table:table-cell>
        </table:table-row>
        <table:table-row table:style-name="ro1">
          <table:table-cell office:value-type="string" calcext:value-type="string">
            <text:p>https://app.jetbov.com/#/page/animalInfo/1d5af0f1-ceeb-4993-ae21-ff75ea634ac0</text:p>
          </table:table-cell>
        </table:table-row>
        <table:table-row table:style-name="ro1">
          <table:table-cell office:value-type="string" calcext:value-type="string">
            <text:p>https://app.jetbov.com/#/page/animalInfo/c7ef0174-f534-4c82-a8d6-6052edc3628d</text:p>
          </table:table-cell>
        </table:table-row>
        <table:table-row table:style-name="ro1">
          <table:table-cell office:value-type="string" calcext:value-type="string">
            <text:p>https://app.jetbov.com/#/page/animalInfo/3225e906-6d04-4fbd-a94f-7ad43cfef2b5</text:p>
          </table:table-cell>
        </table:table-row>
        <table:table-row table:style-name="ro1">
          <table:table-cell office:value-type="string" calcext:value-type="string">
            <text:p>https://app.jetbov.com/#/page/animalInfo/36076151-5b2e-4eab-bd05-6ef5b3cd7ff2</text:p>
          </table:table-cell>
        </table:table-row>
        <table:table-row table:style-name="ro1">
          <table:table-cell office:value-type="string" calcext:value-type="string">
            <text:p>https://app.jetbov.com/#/page/animalInfo/27889670-b7f9-40ff-be7b-fbe13433e2c7</text:p>
          </table:table-cell>
        </table:table-row>
        <table:table-row table:style-name="ro1">
          <table:table-cell office:value-type="string" calcext:value-type="string">
            <text:p>https://app.jetbov.com/#/page/animalInfo/a524e204-b049-4f6d-b75a-a90822af2cd9</text:p>
          </table:table-cell>
        </table:table-row>
        <table:table-row table:style-name="ro1">
          <table:table-cell office:value-type="string" calcext:value-type="string">
            <text:p>https://app.jetbov.com/#/page/animalInfo/a22877d3-310a-4930-8583-0bc4e4968a42</text:p>
          </table:table-cell>
        </table:table-row>
        <table:table-row table:style-name="ro1">
          <table:table-cell office:value-type="string" calcext:value-type="string">
            <text:p>https://app.jetbov.com/#/page/animalInfo/bac15209-118b-42bf-b494-41e3c4d0f1a4</text:p>
          </table:table-cell>
        </table:table-row>
        <table:table-row table:style-name="ro1">
          <table:table-cell office:value-type="string" calcext:value-type="string">
            <text:p>https://app.jetbov.com/#/page/animalInfo/4edd18ba-5bcd-452b-9dd1-3345b900a963</text:p>
          </table:table-cell>
        </table:table-row>
        <table:table-row table:style-name="ro1">
          <table:table-cell office:value-type="string" calcext:value-type="string">
            <text:p>https://app.jetbov.com/#/page/animalInfo/a407e5bb-c199-483c-8b29-04e82f66c748</text:p>
          </table:table-cell>
        </table:table-row>
        <table:table-row table:style-name="ro1">
          <table:table-cell office:value-type="string" calcext:value-type="string">
            <text:p>https://app.jetbov.com/#/page/animalInfo/6337a2fb-234a-4868-af53-8e51b33be6ef</text:p>
          </table:table-cell>
        </table:table-row>
        <table:table-row table:style-name="ro1">
          <table:table-cell office:value-type="string" calcext:value-type="string">
            <text:p>https://app.jetbov.com/#/page/animalInfo/7378842b-ced2-455e-a7e7-3d3f305c8e99</text:p>
          </table:table-cell>
        </table:table-row>
        <table:table-row table:style-name="ro1">
          <table:table-cell office:value-type="string" calcext:value-type="string">
            <text:p>https://app.jetbov.com/#/page/animalInfo/fa2bf473-d2d6-4680-b2de-4cc09c56f4a6</text:p>
          </table:table-cell>
        </table:table-row>
        <table:table-row table:style-name="ro1">
          <table:table-cell office:value-type="string" calcext:value-type="string">
            <text:p>https://app.jetbov.com/#/page/animalInfo/abd70b11-e537-4628-8ffc-1f42ff48dcf0</text:p>
          </table:table-cell>
        </table:table-row>
        <table:table-row table:style-name="ro1">
          <table:table-cell office:value-type="string" calcext:value-type="string">
            <text:p>https://app.jetbov.com/#/page/animalInfo/b104c604-95cf-47a3-9ebe-f47323f68ed8</text:p>
          </table:table-cell>
        </table:table-row>
        <table:table-row table:style-name="ro1">
          <table:table-cell office:value-type="string" calcext:value-type="string">
            <text:p>https://app.jetbov.com/#/page/animalInfo/4b5ff367-947d-4a00-8563-6fa9cb51a19e</text:p>
          </table:table-cell>
        </table:table-row>
        <table:table-row table:style-name="ro1">
          <table:table-cell office:value-type="string" calcext:value-type="string">
            <text:p>https://app.jetbov.com/#/page/animalInfo/083fdc57-783f-43e4-95da-5dea5dfaf114</text:p>
          </table:table-cell>
        </table:table-row>
        <table:table-row table:style-name="ro1">
          <table:table-cell office:value-type="string" calcext:value-type="string">
            <text:p>https://app.jetbov.com/#/page/animalInfo/7c961b7a-1f01-45fe-96de-99c0e7296203</text:p>
          </table:table-cell>
        </table:table-row>
        <table:table-row table:style-name="ro1">
          <table:table-cell office:value-type="string" calcext:value-type="string">
            <text:p>https://app.jetbov.com/#/page/animalInfo/4bf7a509-005b-4b99-9d9a-1dc7d364d4aa</text:p>
          </table:table-cell>
        </table:table-row>
        <table:table-row table:style-name="ro1">
          <table:table-cell office:value-type="string" calcext:value-type="string">
            <text:p>https://app.jetbov.com/#/page/animalInfo/1e42a4c9-a144-4772-b6ec-485f6bdb6898</text:p>
          </table:table-cell>
        </table:table-row>
        <table:table-row table:style-name="ro1">
          <table:table-cell office:value-type="string" calcext:value-type="string">
            <text:p>https://app.jetbov.com/#/page/animalInfo/4f2a01cf-ce9d-4470-acee-3221694f9bd7</text:p>
          </table:table-cell>
        </table:table-row>
        <table:table-row table:style-name="ro1">
          <table:table-cell office:value-type="string" calcext:value-type="string">
            <text:p>https://app.jetbov.com/#/page/animalInfo/46514d89-3a20-41ee-96cb-11f6f483f412</text:p>
          </table:table-cell>
        </table:table-row>
        <table:table-row table:style-name="ro1">
          <table:table-cell office:value-type="string" calcext:value-type="string">
            <text:p>https://app.jetbov.com/#/page/animalInfo/66fcb508-e4a8-459c-9f03-ed4f0341fe09</text:p>
          </table:table-cell>
        </table:table-row>
        <table:table-row table:style-name="ro1">
          <table:table-cell office:value-type="string" calcext:value-type="string">
            <text:p>https://app.jetbov.com/#/page/animalInfo/1a737f8b-0ce9-4112-9a50-a54d3b1d8062</text:p>
          </table:table-cell>
        </table:table-row>
        <table:table-row table:style-name="ro1">
          <table:table-cell office:value-type="string" calcext:value-type="string">
            <text:p>https://app.jetbov.com/#/page/animalInfo/ce5498be-2329-459e-bdea-8846f2f2f436</text:p>
          </table:table-cell>
        </table:table-row>
        <table:table-row table:style-name="ro1">
          <table:table-cell office:value-type="string" calcext:value-type="string">
            <text:p>https://app.jetbov.com/#/page/animalInfo/e3749027-efcc-496e-84a4-008f921081cf</text:p>
          </table:table-cell>
        </table:table-row>
        <table:table-row table:style-name="ro1">
          <table:table-cell office:value-type="string" calcext:value-type="string">
            <text:p>https://app.jetbov.com/#/page/animalInfo/e8b87cb0-0e25-49bd-a95c-00e70e227d05</text:p>
          </table:table-cell>
        </table:table-row>
        <table:table-row table:style-name="ro1">
          <table:table-cell office:value-type="string" calcext:value-type="string">
            <text:p>https://app.jetbov.com/#/page/animalInfo/095a06f3-cf2f-47ce-a671-1286c3b4b7b4</text:p>
          </table:table-cell>
        </table:table-row>
        <table:table-row table:style-name="ro1">
          <table:table-cell office:value-type="string" calcext:value-type="string">
            <text:p>https://app.jetbov.com/#/page/animalInfo/56d826f0-88e7-4df3-b7e3-419657f69b45</text:p>
          </table:table-cell>
        </table:table-row>
        <table:table-row table:style-name="ro1">
          <table:table-cell office:value-type="string" calcext:value-type="string">
            <text:p>https://app.jetbov.com/#/page/animalInfo/8a7d7eb4-0548-49fa-a5b0-ad216eff4c57</text:p>
          </table:table-cell>
        </table:table-row>
        <table:table-row table:style-name="ro1">
          <table:table-cell office:value-type="string" calcext:value-type="string">
            <text:p>https://app.jetbov.com/#/page/animalInfo/a89dad84-8ff0-40cc-8421-4c77a47dfafd</text:p>
          </table:table-cell>
        </table:table-row>
        <table:table-row table:style-name="ro1">
          <table:table-cell office:value-type="string" calcext:value-type="string">
            <text:p>https://app.jetbov.com/#/page/animalInfo/a2702476-57ef-41b5-b033-e2f88670064a</text:p>
          </table:table-cell>
        </table:table-row>
        <table:table-row table:style-name="ro1">
          <table:table-cell office:value-type="string" calcext:value-type="string">
            <text:p>https://app.jetbov.com/#/page/animalInfo/0793ef68-437b-4d84-9c34-c27560962337</text:p>
          </table:table-cell>
        </table:table-row>
        <table:table-row table:style-name="ro1">
          <table:table-cell office:value-type="string" calcext:value-type="string">
            <text:p>https://app.jetbov.com/#/page/animalInfo/f8ce4df9-86a7-4220-be62-d567790d8657</text:p>
          </table:table-cell>
        </table:table-row>
        <table:table-row table:style-name="ro1">
          <table:table-cell office:value-type="string" calcext:value-type="string">
            <text:p>https://app.jetbov.com/#/page/animalInfo/985ed81d-3a20-4fdf-a522-f0e7efc41619</text:p>
          </table:table-cell>
        </table:table-row>
        <table:table-row table:style-name="ro1">
          <table:table-cell office:value-type="string" calcext:value-type="string">
            <text:p>https://app.jetbov.com/#/page/animalInfo/87fc0fa1-3dfe-47bb-8493-450191d14e51</text:p>
          </table:table-cell>
        </table:table-row>
        <table:table-row table:style-name="ro1">
          <table:table-cell office:value-type="string" calcext:value-type="string">
            <text:p>https://app.jetbov.com/#/page/animalInfo/0520f553-d090-4901-9812-92c26e3fb95f</text:p>
          </table:table-cell>
        </table:table-row>
        <table:table-row table:style-name="ro1">
          <table:table-cell office:value-type="string" calcext:value-type="string">
            <text:p>https://app.jetbov.com/#/page/animalInfo/0aa3fdd1-eb8a-433a-9ab5-dd688a5174eb</text:p>
          </table:table-cell>
        </table:table-row>
        <table:table-row table:style-name="ro1">
          <table:table-cell office:value-type="string" calcext:value-type="string">
            <text:p>https://app.jetbov.com/#/page/animalInfo/66715046-6dc7-46ea-b3cb-d3f28bc56c0a</text:p>
          </table:table-cell>
        </table:table-row>
        <table:table-row table:style-name="ro1">
          <table:table-cell office:value-type="string" calcext:value-type="string">
            <text:p>https://app.jetbov.com/#/page/animalInfo/699a755d-bac5-4ecf-85f8-5e82a54773d1</text:p>
          </table:table-cell>
        </table:table-row>
        <table:table-row table:style-name="ro1">
          <table:table-cell office:value-type="string" calcext:value-type="string">
            <text:p>https://app.jetbov.com/#/page/animalInfo/b4be2bc9-15a5-40d2-a6e0-cd1a5db30e01</text:p>
          </table:table-cell>
        </table:table-row>
        <table:table-row table:style-name="ro1">
          <table:table-cell office:value-type="string" calcext:value-type="string">
            <text:p>https://app.jetbov.com/#/page/animalInfo/648e3252-50c0-41e8-a688-c9f30cfa2dc4</text:p>
          </table:table-cell>
        </table:table-row>
        <table:table-row table:style-name="ro1">
          <table:table-cell office:value-type="string" calcext:value-type="string">
            <text:p>https://app.jetbov.com/#/page/animalInfo/7adab6c8-2bbc-4670-9d4e-bc1235762628</text:p>
          </table:table-cell>
        </table:table-row>
        <table:table-row table:style-name="ro1">
          <table:table-cell office:value-type="string" calcext:value-type="string">
            <text:p>https://app.jetbov.com/#/page/animalInfo/c1dea18e-1608-4a72-b214-c0f5c4fc32ae</text:p>
          </table:table-cell>
        </table:table-row>
        <table:table-row table:style-name="ro1">
          <table:table-cell office:value-type="string" calcext:value-type="string">
            <text:p>https://app.jetbov.com/#/page/animalInfo/5011e350-54dc-4c94-bfd4-dfc335c71937</text:p>
          </table:table-cell>
        </table:table-row>
        <table:table-row table:style-name="ro1">
          <table:table-cell office:value-type="string" calcext:value-type="string">
            <text:p>https://app.jetbov.com/#/page/animalInfo/d4688705-6d5e-43bd-8647-732b4be21451</text:p>
          </table:table-cell>
        </table:table-row>
        <table:table-row table:style-name="ro1">
          <table:table-cell office:value-type="string" calcext:value-type="string">
            <text:p>https://app.jetbov.com/#/page/animalInfo/c157eef4-4bc7-4ce3-9bb9-e58b1c634ff5</text:p>
          </table:table-cell>
        </table:table-row>
        <table:table-row table:style-name="ro1">
          <table:table-cell office:value-type="string" calcext:value-type="string">
            <text:p>https://app.jetbov.com/#/page/animalInfo/c5960447-5bac-4479-8e04-785f28e5ed56</text:p>
          </table:table-cell>
        </table:table-row>
        <table:table-row table:style-name="ro1">
          <table:table-cell office:value-type="string" calcext:value-type="string">
            <text:p>https://app.jetbov.com/#/page/animalInfo/b7e16922-2394-46b7-97f9-82cd4d4d0e58</text:p>
          </table:table-cell>
        </table:table-row>
        <table:table-row table:style-name="ro1">
          <table:table-cell office:value-type="string" calcext:value-type="string">
            <text:p>https://app.jetbov.com/#/page/animalInfo/d817ad25-7b33-43b4-8e25-0f34a22f09aa</text:p>
          </table:table-cell>
        </table:table-row>
        <table:table-row table:style-name="ro1">
          <table:table-cell office:value-type="string" calcext:value-type="string">
            <text:p>https://app.jetbov.com/#/page/animalInfo/c972aff8-2cfd-41d4-9504-9dea0bf0bc83</text:p>
          </table:table-cell>
        </table:table-row>
        <table:table-row table:style-name="ro1">
          <table:table-cell office:value-type="string" calcext:value-type="string">
            <text:p>https://app.jetbov.com/#/page/animalInfo/47e34cab-e5e2-4c0c-946f-61b82616f327</text:p>
          </table:table-cell>
        </table:table-row>
        <table:table-row table:style-name="ro1">
          <table:table-cell office:value-type="string" calcext:value-type="string">
            <text:p>https://app.jetbov.com/#/page/animalInfo/054a4194-8fa0-40ce-a932-74579faf3cc0</text:p>
          </table:table-cell>
        </table:table-row>
        <table:table-row table:style-name="ro1">
          <table:table-cell office:value-type="string" calcext:value-type="string">
            <text:p>https://app.jetbov.com/#/page/animalInfo/91187e2f-b04c-4110-b47c-bb3292d76255</text:p>
          </table:table-cell>
        </table:table-row>
        <table:table-row table:style-name="ro1">
          <table:table-cell office:value-type="string" calcext:value-type="string">
            <text:p>https://app.jetbov.com/#/page/animalInfo/afb428a3-b392-48d9-a237-993a20418913</text:p>
          </table:table-cell>
        </table:table-row>
        <table:table-row table:style-name="ro1">
          <table:table-cell office:value-type="string" calcext:value-type="string">
            <text:p>https://app.jetbov.com/#/page/animalInfo/1cd87a19-4a62-4f86-9ed4-5c78fbbf7fc3</text:p>
          </table:table-cell>
        </table:table-row>
        <table:table-row table:style-name="ro1">
          <table:table-cell office:value-type="string" calcext:value-type="string">
            <text:p>https://app.jetbov.com/#/page/animalInfo/ebec891a-96cc-4deb-bd73-6ec384449422</text:p>
          </table:table-cell>
        </table:table-row>
        <table:table-row table:style-name="ro1">
          <table:table-cell office:value-type="string" calcext:value-type="string">
            <text:p>https://app.jetbov.com/#/page/animalInfo/913b7fc0-e2d2-4bce-8d70-d032f4e9409c</text:p>
          </table:table-cell>
        </table:table-row>
        <table:table-row table:style-name="ro1">
          <table:table-cell office:value-type="string" calcext:value-type="string">
            <text:p>https://app.jetbov.com/#/page/animalInfo/b6156eec-9d17-4985-b916-1eb782460e37</text:p>
          </table:table-cell>
        </table:table-row>
        <table:table-row table:style-name="ro1">
          <table:table-cell office:value-type="string" calcext:value-type="string">
            <text:p>https://app.jetbov.com/#/page/animalInfo/331b2c35-cfaa-4069-8a62-c6c3e06bff9f</text:p>
          </table:table-cell>
        </table:table-row>
        <table:table-row table:style-name="ro1">
          <table:table-cell office:value-type="string" calcext:value-type="string">
            <text:p>https://app.jetbov.com/#/page/animalInfo/565d4bae-47e0-42cc-9769-b0ea359d6b0e</text:p>
          </table:table-cell>
        </table:table-row>
        <table:table-row table:style-name="ro1">
          <table:table-cell office:value-type="string" calcext:value-type="string">
            <text:p>https://app.jetbov.com/#/page/animalInfo/91f28c34-09b5-4251-a71d-41df74c621a8</text:p>
          </table:table-cell>
        </table:table-row>
        <table:table-row table:style-name="ro1">
          <table:table-cell office:value-type="string" calcext:value-type="string">
            <text:p>https://app.jetbov.com/#/page/animalInfo/02e5f7ee-fb21-471b-874a-a65a93096ce0</text:p>
          </table:table-cell>
        </table:table-row>
        <table:table-row table:style-name="ro1">
          <table:table-cell office:value-type="string" calcext:value-type="string">
            <text:p>https://app.jetbov.com/#/page/animalInfo/444d6786-8c2c-4d67-89fb-a796019b84a0</text:p>
          </table:table-cell>
        </table:table-row>
        <table:table-row table:style-name="ro1">
          <table:table-cell office:value-type="string" calcext:value-type="string">
            <text:p>https://app.jetbov.com/#/page/animalInfo/4049787a-347c-4286-995d-7b6391ebfe16</text:p>
          </table:table-cell>
        </table:table-row>
        <table:table-row table:style-name="ro1">
          <table:table-cell office:value-type="string" calcext:value-type="string">
            <text:p>https://app.jetbov.com/#/page/animalInfo/7b929bf2-edc7-4d7a-b0bd-8bd4388f7c63</text:p>
          </table:table-cell>
        </table:table-row>
        <table:table-row table:style-name="ro1">
          <table:table-cell office:value-type="string" calcext:value-type="string">
            <text:p>https://app.jetbov.com/#/page/animalInfo/38f8963c-2be1-484a-aa94-8aedaaa61480</text:p>
          </table:table-cell>
        </table:table-row>
        <table:table-row table:style-name="ro1">
          <table:table-cell office:value-type="string" calcext:value-type="string">
            <text:p>https://app.jetbov.com/#/page/animalInfo/73e5d2d9-bc87-4e05-bca7-8d89e6672c9c</text:p>
          </table:table-cell>
        </table:table-row>
        <table:table-row table:style-name="ro1">
          <table:table-cell office:value-type="string" calcext:value-type="string">
            <text:p>https://app.jetbov.com/#/page/animalInfo/1424632d-1ce3-4d75-a770-a2d37e39f5a7</text:p>
          </table:table-cell>
        </table:table-row>
        <table:table-row table:style-name="ro1">
          <table:table-cell office:value-type="string" calcext:value-type="string">
            <text:p>https://app.jetbov.com/#/page/animalInfo/8a25800c-abe8-44f8-b928-d26275a124ab</text:p>
          </table:table-cell>
        </table:table-row>
        <table:table-row table:style-name="ro1">
          <table:table-cell office:value-type="string" calcext:value-type="string">
            <text:p>https://app.jetbov.com/#/page/animalInfo/7eb7d17a-e463-40f7-9e89-a734917da200</text:p>
          </table:table-cell>
        </table:table-row>
        <table:table-row table:style-name="ro1">
          <table:table-cell office:value-type="string" calcext:value-type="string">
            <text:p>https://app.jetbov.com/#/page/animalInfo/1241c83a-8f4b-45c4-8b3a-dd57fe686418</text:p>
          </table:table-cell>
        </table:table-row>
        <table:table-row table:style-name="ro1">
          <table:table-cell office:value-type="string" calcext:value-type="string">
            <text:p>https://app.jetbov.com/#/page/animalInfo/8f6501e2-888e-4281-85c6-d3fdce163156</text:p>
          </table:table-cell>
        </table:table-row>
        <table:table-row table:style-name="ro1">
          <table:table-cell office:value-type="string" calcext:value-type="string">
            <text:p>https://app.jetbov.com/#/page/animalInfo/78875c37-496f-4c73-8d87-c2b28a58ca30</text:p>
          </table:table-cell>
        </table:table-row>
        <table:table-row table:style-name="ro1">
          <table:table-cell office:value-type="string" calcext:value-type="string">
            <text:p>https://app.jetbov.com/#/page/animalInfo/29da5957-2684-49a3-91c4-661b0c31027c</text:p>
          </table:table-cell>
        </table:table-row>
        <table:table-row table:style-name="ro1">
          <table:table-cell office:value-type="string" calcext:value-type="string">
            <text:p>https://app.jetbov.com/#/page/animalInfo/6c9dd1ea-0b0f-4370-80bc-c959f8bad431</text:p>
          </table:table-cell>
        </table:table-row>
        <table:table-row table:style-name="ro1">
          <table:table-cell office:value-type="string" calcext:value-type="string">
            <text:p>https://app.jetbov.com/#/page/animalInfo/582a009c-f8a6-46c9-b24a-730bcc4f1ed6</text:p>
          </table:table-cell>
        </table:table-row>
        <table:table-row table:style-name="ro1">
          <table:table-cell office:value-type="string" calcext:value-type="string">
            <text:p>https://app.jetbov.com/#/page/animalInfo/8b94815c-ad1d-4a6d-bdc2-b08882ddd18a</text:p>
          </table:table-cell>
        </table:table-row>
        <table:table-row table:style-name="ro1">
          <table:table-cell office:value-type="string" calcext:value-type="string">
            <text:p>https://app.jetbov.com/#/page/animalInfo/121a0e93-8f9a-4358-b429-65f11041051b</text:p>
          </table:table-cell>
        </table:table-row>
        <table:table-row table:style-name="ro1">
          <table:table-cell office:value-type="string" calcext:value-type="string">
            <text:p>https://app.jetbov.com/#/page/animalInfo/7163dd6d-119d-4908-afbc-0008a1a1b675</text:p>
          </table:table-cell>
        </table:table-row>
        <table:table-row table:style-name="ro1">
          <table:table-cell office:value-type="string" calcext:value-type="string">
            <text:p>https://app.jetbov.com/#/page/animalInfo/f72ff9ee-7480-4f03-8657-362385556df1</text:p>
          </table:table-cell>
        </table:table-row>
        <table:table-row table:style-name="ro1">
          <table:table-cell office:value-type="string" calcext:value-type="string">
            <text:p>https://app.jetbov.com/#/page/animalInfo/34a81c2a-ce60-4a14-9cca-2d3c529d63e1</text:p>
          </table:table-cell>
        </table:table-row>
        <table:table-row table:style-name="ro1">
          <table:table-cell office:value-type="string" calcext:value-type="string">
            <text:p>https://app.jetbov.com/#/page/animalInfo/23b33c3d-e1ff-4f6f-a692-5787b59b1b98</text:p>
          </table:table-cell>
        </table:table-row>
        <table:table-row table:style-name="ro1">
          <table:table-cell office:value-type="string" calcext:value-type="string">
            <text:p>https://app.jetbov.com/#/page/animalInfo/e7f1952f-40b4-4461-9cfb-9117a82f379a</text:p>
          </table:table-cell>
        </table:table-row>
        <table:table-row table:style-name="ro1">
          <table:table-cell office:value-type="string" calcext:value-type="string">
            <text:p>https://app.jetbov.com/#/page/animalInfo/83b90db4-7c63-413d-91dc-8e946c6d4a4c</text:p>
          </table:table-cell>
        </table:table-row>
        <table:table-row table:style-name="ro1">
          <table:table-cell office:value-type="string" calcext:value-type="string">
            <text:p>https://app.jetbov.com/#/page/animalInfo/da5ffdec-b95a-40f0-933f-984d46abdc69</text:p>
          </table:table-cell>
        </table:table-row>
        <table:table-row table:style-name="ro1">
          <table:table-cell office:value-type="string" calcext:value-type="string">
            <text:p>https://app.jetbov.com/#/page/animalInfo/239549a5-7ff7-40ba-94af-b2fde0803fd5</text:p>
          </table:table-cell>
        </table:table-row>
        <table:table-row table:style-name="ro1">
          <table:table-cell office:value-type="string" calcext:value-type="string">
            <text:p>https://app.jetbov.com/#/page/animalInfo/07bb704c-195c-49ec-893b-67d004743090</text:p>
          </table:table-cell>
        </table:table-row>
        <table:table-row table:style-name="ro1">
          <table:table-cell office:value-type="string" calcext:value-type="string">
            <text:p>https://app.jetbov.com/#/page/animalInfo/68895dda-6735-4aa4-8aa6-d0f9e3a16832</text:p>
          </table:table-cell>
        </table:table-row>
        <table:table-row table:style-name="ro1">
          <table:table-cell office:value-type="string" calcext:value-type="string">
            <text:p>https://app.jetbov.com/#/page/animalInfo/98389daa-5d5e-4cdf-a498-18c3cc6c9b33</text:p>
          </table:table-cell>
        </table:table-row>
        <table:table-row table:style-name="ro1">
          <table:table-cell office:value-type="string" calcext:value-type="string">
            <text:p>https://app.jetbov.com/#/page/animalInfo/6eabcd92-2d24-4e87-9019-21f7f0146135</text:p>
          </table:table-cell>
        </table:table-row>
        <table:table-row table:style-name="ro1">
          <table:table-cell office:value-type="string" calcext:value-type="string">
            <text:p>https://app.jetbov.com/#/page/animalInfo/d9ae1ed4-185d-4cd7-bed8-9105c7099492</text:p>
          </table:table-cell>
        </table:table-row>
        <table:table-row table:style-name="ro1">
          <table:table-cell office:value-type="string" calcext:value-type="string">
            <text:p>https://app.jetbov.com/#/page/animalInfo/13ab38bd-503d-4639-a9d4-7881d0958fc7</text:p>
          </table:table-cell>
        </table:table-row>
        <table:table-row table:style-name="ro1">
          <table:table-cell office:value-type="string" calcext:value-type="string">
            <text:p>https://app.jetbov.com/#/page/animalInfo/fd02b7f5-179f-41ae-be82-43974d07ef96</text:p>
          </table:table-cell>
        </table:table-row>
        <table:table-row table:style-name="ro1">
          <table:table-cell office:value-type="string" calcext:value-type="string">
            <text:p>https://app.jetbov.com/#/page/animalInfo/ce5aadd5-7ac8-423a-ba00-72f4e84e5903</text:p>
          </table:table-cell>
        </table:table-row>
        <table:table-row table:style-name="ro1">
          <table:table-cell office:value-type="string" calcext:value-type="string">
            <text:p>https://app.jetbov.com/#/page/animalInfo/9ae1622f-ae6d-4df2-bf0b-13f6850f1c2c</text:p>
          </table:table-cell>
        </table:table-row>
        <table:table-row table:style-name="ro1">
          <table:table-cell office:value-type="string" calcext:value-type="string">
            <text:p>https://app.jetbov.com/#/page/animalInfo/66c8a4df-5d5a-41c5-8daf-57435448c121</text:p>
          </table:table-cell>
        </table:table-row>
        <table:table-row table:style-name="ro1">
          <table:table-cell office:value-type="string" calcext:value-type="string">
            <text:p>https://app.jetbov.com/#/page/animalInfo/7f79a750-4b67-4bcb-bf32-c511bc92ccd2</text:p>
          </table:table-cell>
        </table:table-row>
        <table:table-row table:style-name="ro1">
          <table:table-cell office:value-type="string" calcext:value-type="string">
            <text:p>https://app.jetbov.com/#/page/animalInfo/d565f64b-5646-49e2-bd97-4f9eb1b9d41b</text:p>
          </table:table-cell>
        </table:table-row>
        <table:table-row table:style-name="ro1">
          <table:table-cell office:value-type="string" calcext:value-type="string">
            <text:p>https://app.jetbov.com/#/page/animalInfo/f2b56079-f3f6-4e86-b867-c215d5b51ec9</text:p>
          </table:table-cell>
        </table:table-row>
        <table:table-row table:style-name="ro1">
          <table:table-cell office:value-type="string" calcext:value-type="string">
            <text:p>https://app.jetbov.com/#/page/animalInfo/feea56b2-c3f2-43ff-bdbd-bb8538f4e0b2</text:p>
          </table:table-cell>
        </table:table-row>
        <table:table-row table:style-name="ro1">
          <table:table-cell office:value-type="string" calcext:value-type="string">
            <text:p>https://app.jetbov.com/#/page/animalInfo/ea9e57f1-f23b-4e3c-b390-cd33f0da4b39</text:p>
          </table:table-cell>
        </table:table-row>
        <table:table-row table:style-name="ro1">
          <table:table-cell office:value-type="string" calcext:value-type="string">
            <text:p>https://app.jetbov.com/#/page/animalInfo/b438d2c4-9315-4abb-a296-79c37695c17f</text:p>
          </table:table-cell>
        </table:table-row>
        <table:table-row table:style-name="ro1">
          <table:table-cell office:value-type="string" calcext:value-type="string">
            <text:p>https://app.jetbov.com/#/page/animalInfo/0f099b24-f612-4e56-a33d-47490e9cd7cd</text:p>
          </table:table-cell>
        </table:table-row>
        <table:table-row table:style-name="ro1">
          <table:table-cell office:value-type="string" calcext:value-type="string">
            <text:p>https://app.jetbov.com/#/page/animalInfo/f20db822-f57c-4383-b360-96bb9b3dc9ed</text:p>
          </table:table-cell>
        </table:table-row>
        <table:table-row table:style-name="ro1">
          <table:table-cell office:value-type="string" calcext:value-type="string">
            <text:p>https://app.jetbov.com/#/page/animalInfo/f581973d-ec4e-4b23-9ec7-02b03109f120</text:p>
          </table:table-cell>
        </table:table-row>
        <table:table-row table:style-name="ro1">
          <table:table-cell office:value-type="string" calcext:value-type="string">
            <text:p>https://app.jetbov.com/#/page/animalInfo/ce290057-48f5-4f30-bff8-b1ff51354e4d</text:p>
          </table:table-cell>
        </table:table-row>
        <table:table-row table:style-name="ro1">
          <table:table-cell office:value-type="string" calcext:value-type="string">
            <text:p>https://app.jetbov.com/#/page/animalInfo/3cec0ce3-fca7-4703-a403-eb03646a5b22</text:p>
          </table:table-cell>
        </table:table-row>
        <table:table-row table:style-name="ro1">
          <table:table-cell office:value-type="string" calcext:value-type="string">
            <text:p>https://app.jetbov.com/#/page/animalInfo/32bc16a5-0876-4542-84b0-6f075d1c95ca</text:p>
          </table:table-cell>
        </table:table-row>
        <table:table-row table:style-name="ro1">
          <table:table-cell office:value-type="string" calcext:value-type="string">
            <text:p>https://app.jetbov.com/#/page/animalInfo/4abb50b3-9913-42af-a333-37f339accb8d</text:p>
          </table:table-cell>
        </table:table-row>
        <table:table-row table:style-name="ro1">
          <table:table-cell office:value-type="string" calcext:value-type="string">
            <text:p>https://app.jetbov.com/#/page/animalInfo/5153e7e2-a40c-4132-8b1f-e4465271a92e</text:p>
          </table:table-cell>
        </table:table-row>
        <table:table-row table:style-name="ro1">
          <table:table-cell office:value-type="string" calcext:value-type="string">
            <text:p>https://app.jetbov.com/#/page/animalInfo/20b7eab5-4b49-4433-b3b2-33d27b4fe982</text:p>
          </table:table-cell>
        </table:table-row>
        <table:table-row table:style-name="ro1">
          <table:table-cell office:value-type="string" calcext:value-type="string">
            <text:p>https://app.jetbov.com/#/page/animalInfo/d5f929e6-d311-40cf-8840-51b6e981b73f</text:p>
          </table:table-cell>
        </table:table-row>
        <table:table-row table:style-name="ro1">
          <table:table-cell office:value-type="string" calcext:value-type="string">
            <text:p>https://app.jetbov.com/#/page/animalInfo/150d51f8-3b0c-4876-adbe-398665c17a41</text:p>
          </table:table-cell>
        </table:table-row>
        <table:table-row table:style-name="ro1">
          <table:table-cell office:value-type="string" calcext:value-type="string">
            <text:p>https://app.jetbov.com/#/page/animalInfo/11db6f66-28b8-4706-ba9b-03638b05b404</text:p>
          </table:table-cell>
        </table:table-row>
        <table:table-row table:style-name="ro1">
          <table:table-cell office:value-type="string" calcext:value-type="string">
            <text:p>https://app.jetbov.com/#/page/animalInfo/009f95b1-e1fd-4e47-9746-f6cc579c8517</text:p>
          </table:table-cell>
        </table:table-row>
        <table:table-row table:style-name="ro1">
          <table:table-cell office:value-type="string" calcext:value-type="string">
            <text:p>https://app.jetbov.com/#/page/animalInfo/e6d9a80a-1d2b-4a44-9568-4915ae2fac62</text:p>
          </table:table-cell>
        </table:table-row>
        <table:table-row table:style-name="ro1">
          <table:table-cell office:value-type="string" calcext:value-type="string">
            <text:p>https://app.jetbov.com/#/page/animalInfo/e732c4f6-99c7-46ab-a789-215acff9e978</text:p>
          </table:table-cell>
        </table:table-row>
        <table:table-row table:style-name="ro1">
          <table:table-cell office:value-type="string" calcext:value-type="string">
            <text:p>https://app.jetbov.com/#/page/animalInfo/7804ac11-6d46-49bf-b0a9-c53becf5c0a6</text:p>
          </table:table-cell>
        </table:table-row>
        <table:table-row table:style-name="ro1">
          <table:table-cell office:value-type="string" calcext:value-type="string">
            <text:p>https://app.jetbov.com/#/page/animalInfo/fc38bf9f-b24e-48a5-97a7-8eee8a6d88c3</text:p>
          </table:table-cell>
        </table:table-row>
        <table:table-row table:style-name="ro1">
          <table:table-cell office:value-type="string" calcext:value-type="string">
            <text:p>https://app.jetbov.com/#/page/animalInfo/ade4784d-d93a-498a-b701-28a2c40171a1</text:p>
          </table:table-cell>
        </table:table-row>
        <table:table-row table:style-name="ro1">
          <table:table-cell office:value-type="string" calcext:value-type="string">
            <text:p>https://app.jetbov.com/#/page/animalInfo/c82c8c34-3aff-4afe-9c8a-3eee06ce0df7</text:p>
          </table:table-cell>
        </table:table-row>
        <table:table-row table:style-name="ro1">
          <table:table-cell office:value-type="string" calcext:value-type="string">
            <text:p>https://app.jetbov.com/#/page/animalInfo/1cbd7320-71c4-44b2-a6d7-a5de0906aa79</text:p>
          </table:table-cell>
        </table:table-row>
        <table:table-row table:style-name="ro1">
          <table:table-cell office:value-type="string" calcext:value-type="string">
            <text:p>https://app.jetbov.com/#/page/animalInfo/eb9ebfad-27d0-4ee7-9546-f097b35908c0</text:p>
          </table:table-cell>
        </table:table-row>
        <table:table-row table:style-name="ro1">
          <table:table-cell office:value-type="string" calcext:value-type="string">
            <text:p>https://app.jetbov.com/#/page/animalInfo/1bf88f8e-9ce8-4b50-a32e-8f8f6fa5df46</text:p>
          </table:table-cell>
        </table:table-row>
        <table:table-row table:style-name="ro1">
          <table:table-cell office:value-type="string" calcext:value-type="string">
            <text:p>https://app.jetbov.com/#/page/animalInfo/67fa11c3-127b-4c23-a3ff-cd1255fd7407</text:p>
          </table:table-cell>
        </table:table-row>
        <table:table-row table:style-name="ro1">
          <table:table-cell office:value-type="string" calcext:value-type="string">
            <text:p>https://app.jetbov.com/#/page/animalInfo/03386e65-77fd-42b7-9da2-90b25525edb8</text:p>
          </table:table-cell>
        </table:table-row>
        <table:table-row table:style-name="ro1">
          <table:table-cell office:value-type="string" calcext:value-type="string">
            <text:p>https://app.jetbov.com/#/page/animalInfo/14a1c203-f1e6-4372-b4ca-d6566a012625</text:p>
          </table:table-cell>
        </table:table-row>
        <table:table-row table:style-name="ro1">
          <table:table-cell office:value-type="string" calcext:value-type="string">
            <text:p>https://app.jetbov.com/#/page/animalInfo/b76aa96e-737b-4441-a5f9-5332fd227d66</text:p>
          </table:table-cell>
        </table:table-row>
        <table:table-row table:style-name="ro1">
          <table:table-cell office:value-type="string" calcext:value-type="string">
            <text:p>https://app.jetbov.com/#/page/animalInfo/ca658135-62d8-4a77-a046-232416b7c83c</text:p>
          </table:table-cell>
        </table:table-row>
        <table:table-row table:style-name="ro1">
          <table:table-cell office:value-type="string" calcext:value-type="string">
            <text:p>https://app.jetbov.com/#/page/animalInfo/8de954ac-099f-4a05-9a60-2180fbd4ce5c</text:p>
          </table:table-cell>
        </table:table-row>
        <table:table-row table:style-name="ro1">
          <table:table-cell office:value-type="string" calcext:value-type="string">
            <text:p>https://app.jetbov.com/#/page/animalInfo/a6d938de-0a5d-4d86-95ae-dbb1267e2625</text:p>
          </table:table-cell>
        </table:table-row>
        <table:table-row table:style-name="ro1">
          <table:table-cell office:value-type="string" calcext:value-type="string">
            <text:p>https://app.jetbov.com/#/page/animalInfo/f3466a28-7bd6-416b-8a9c-d34fd2a8b416</text:p>
          </table:table-cell>
        </table:table-row>
        <table:table-row table:style-name="ro1">
          <table:table-cell office:value-type="string" calcext:value-type="string">
            <text:p>https://app.jetbov.com/#/page/animalInfo/285a2e1c-adea-4499-b074-d2846a146ad9</text:p>
          </table:table-cell>
        </table:table-row>
        <table:table-row table:style-name="ro1">
          <table:table-cell office:value-type="string" calcext:value-type="string">
            <text:p>https://app.jetbov.com/#/page/animalInfo/7d93e356-4c66-4802-8812-2ec986f12b7b</text:p>
          </table:table-cell>
        </table:table-row>
        <table:table-row table:style-name="ro1">
          <table:table-cell office:value-type="string" calcext:value-type="string">
            <text:p>https://app.jetbov.com/#/page/animalInfo/4876ac99-105f-4fe3-9cfa-705ff7d6a7f2</text:p>
          </table:table-cell>
        </table:table-row>
        <table:table-row table:style-name="ro1">
          <table:table-cell office:value-type="string" calcext:value-type="string">
            <text:p>https://app.jetbov.com/#/page/animalInfo/894dd9c2-1cb4-4af6-834b-70440220f083</text:p>
          </table:table-cell>
        </table:table-row>
        <table:table-row table:style-name="ro1">
          <table:table-cell office:value-type="string" calcext:value-type="string">
            <text:p>https://app.jetbov.com/#/page/animalInfo/d08e303f-02f2-4d9b-a5db-b2a5843f3378</text:p>
          </table:table-cell>
        </table:table-row>
        <table:table-row table:style-name="ro1">
          <table:table-cell office:value-type="string" calcext:value-type="string">
            <text:p>https://app.jetbov.com/#/page/animalInfo/c95e0a05-6dee-4ff8-8031-ada73c32dc29</text:p>
          </table:table-cell>
        </table:table-row>
        <table:table-row table:style-name="ro1">
          <table:table-cell office:value-type="string" calcext:value-type="string">
            <text:p>https://app.jetbov.com/#/page/animalInfo/ea69f173-8e5d-40f9-afe2-f6bbd4683f05</text:p>
          </table:table-cell>
        </table:table-row>
        <table:table-row table:style-name="ro1">
          <table:table-cell office:value-type="string" calcext:value-type="string">
            <text:p>https://app.jetbov.com/#/page/animalInfo/fa04bf3d-695b-4a66-aff3-2e4621fd4b4d</text:p>
          </table:table-cell>
        </table:table-row>
        <table:table-row table:style-name="ro1">
          <table:table-cell office:value-type="string" calcext:value-type="string">
            <text:p>https://app.jetbov.com/#/page/animalInfo/50bf1261-a29c-4b17-9ed3-f391219af2aa</text:p>
          </table:table-cell>
        </table:table-row>
        <table:table-row table:style-name="ro1">
          <table:table-cell office:value-type="string" calcext:value-type="string">
            <text:p>https://app.jetbov.com/#/page/animalInfo/c8c2b4f8-9fda-4d41-8edb-59d0baabaa80</text:p>
          </table:table-cell>
        </table:table-row>
        <table:table-row table:style-name="ro1">
          <table:table-cell office:value-type="string" calcext:value-type="string">
            <text:p>https://app.jetbov.com/#/page/animalInfo/386151d5-a355-4237-82e2-803efc1eb0af</text:p>
          </table:table-cell>
        </table:table-row>
        <table:table-row table:style-name="ro1">
          <table:table-cell office:value-type="string" calcext:value-type="string">
            <text:p>https://app.jetbov.com/#/page/animalInfo/71d61b81-1c63-4edc-a1fe-ce10c324a1ec</text:p>
          </table:table-cell>
        </table:table-row>
        <table:table-row table:style-name="ro1">
          <table:table-cell office:value-type="string" calcext:value-type="string">
            <text:p>https://app.jetbov.com/#/page/animalInfo/e280d604-99e3-450c-a7da-96c5d447ad74</text:p>
          </table:table-cell>
        </table:table-row>
        <table:table-row table:style-name="ro1">
          <table:table-cell office:value-type="string" calcext:value-type="string">
            <text:p>https://app.jetbov.com/#/page/animalInfo/9d1524f6-4e9f-458f-a8dd-745476a814de</text:p>
          </table:table-cell>
        </table:table-row>
        <table:table-row table:style-name="ro1">
          <table:table-cell office:value-type="string" calcext:value-type="string">
            <text:p>https://app.jetbov.com/#/page/animalInfo/0db700f5-d2d9-44c7-8ef1-2f0356aaaee7</text:p>
          </table:table-cell>
        </table:table-row>
        <table:table-row table:style-name="ro1">
          <table:table-cell office:value-type="string" calcext:value-type="string">
            <text:p>https://app.jetbov.com/#/page/animalInfo/98a9a46f-3f4f-44fb-ad69-51dc976cf99e</text:p>
          </table:table-cell>
        </table:table-row>
        <table:table-row table:style-name="ro1">
          <table:table-cell office:value-type="string" calcext:value-type="string">
            <text:p>https://app.jetbov.com/#/page/animalInfo/2c7de2dd-6a91-4d23-b054-e8d35f11056a</text:p>
          </table:table-cell>
        </table:table-row>
        <table:table-row table:style-name="ro1">
          <table:table-cell office:value-type="string" calcext:value-type="string">
            <text:p>https://app.jetbov.com/#/page/animalInfo/df794cc7-be66-4f0b-be39-2b25e25679ba</text:p>
          </table:table-cell>
        </table:table-row>
        <table:table-row table:style-name="ro1">
          <table:table-cell office:value-type="string" calcext:value-type="string">
            <text:p>https://app.jetbov.com/#/page/animalInfo/3302b017-72a7-4901-8505-cb151eb03f9a</text:p>
          </table:table-cell>
        </table:table-row>
        <table:table-row table:style-name="ro1">
          <table:table-cell office:value-type="string" calcext:value-type="string">
            <text:p>https://app.jetbov.com/#/page/animalInfo/3c1d9b8f-f739-4636-b15d-871c260af205</text:p>
          </table:table-cell>
        </table:table-row>
        <table:table-row table:style-name="ro1">
          <table:table-cell office:value-type="string" calcext:value-type="string">
            <text:p>https://app.jetbov.com/#/page/animalInfo/ba296051-c99a-4930-8760-f3638f58c1a4</text:p>
          </table:table-cell>
        </table:table-row>
        <table:table-row table:style-name="ro1">
          <table:table-cell office:value-type="string" calcext:value-type="string">
            <text:p>https://app.jetbov.com/#/page/animalInfo/71ce4846-6f6d-409e-add2-091e482e6496</text:p>
          </table:table-cell>
        </table:table-row>
        <table:table-row table:style-name="ro1">
          <table:table-cell office:value-type="string" calcext:value-type="string">
            <text:p>https://app.jetbov.com/#/page/animalInfo/338b1031-3fad-4ac7-ad06-18289c763447</text:p>
          </table:table-cell>
        </table:table-row>
        <table:table-row table:style-name="ro1">
          <table:table-cell office:value-type="string" calcext:value-type="string">
            <text:p>https://app.jetbov.com/#/page/animalInfo/a1203ebd-6d40-4d9f-bce6-dc7ead186340</text:p>
          </table:table-cell>
        </table:table-row>
        <table:table-row table:style-name="ro1">
          <table:table-cell office:value-type="string" calcext:value-type="string">
            <text:p>https://app.jetbov.com/#/page/animalInfo/2da44d66-ca78-4278-88ed-acb90d33dec0</text:p>
          </table:table-cell>
        </table:table-row>
        <table:table-row table:style-name="ro1">
          <table:table-cell office:value-type="string" calcext:value-type="string">
            <text:p>https://app.jetbov.com/#/page/animalInfo/cdc2c698-6ed5-4c0f-a63e-c2b731ce79ec</text:p>
          </table:table-cell>
        </table:table-row>
        <table:table-row table:style-name="ro1">
          <table:table-cell office:value-type="string" calcext:value-type="string">
            <text:p>https://app.jetbov.com/#/page/animalInfo/a0441e78-611e-42c0-963a-2ed5c91027ba</text:p>
          </table:table-cell>
        </table:table-row>
        <table:table-row table:style-name="ro1">
          <table:table-cell office:value-type="string" calcext:value-type="string">
            <text:p>https://app.jetbov.com/#/page/animalInfo/862d23f3-19a5-4c34-bed0-0c5ee3221097</text:p>
          </table:table-cell>
        </table:table-row>
        <table:table-row table:style-name="ro1">
          <table:table-cell office:value-type="string" calcext:value-type="string">
            <text:p>https://app.jetbov.com/#/page/animalInfo/978a1e6b-ddd6-40a9-8632-83b3f474ddb4</text:p>
          </table:table-cell>
        </table:table-row>
        <table:table-row table:style-name="ro1">
          <table:table-cell office:value-type="string" calcext:value-type="string">
            <text:p>https://app.jetbov.com/#/page/animalInfo/eceb8371-6916-416e-826a-47057b909a3d</text:p>
          </table:table-cell>
        </table:table-row>
        <table:table-row table:style-name="ro1">
          <table:table-cell office:value-type="string" calcext:value-type="string">
            <text:p>https://app.jetbov.com/#/page/animalInfo/49871952-5b95-4350-9de8-633822b1dd67</text:p>
          </table:table-cell>
        </table:table-row>
        <table:table-row table:style-name="ro1">
          <table:table-cell office:value-type="string" calcext:value-type="string">
            <text:p>https://app.jetbov.com/#/page/animalInfo/8a49fdd3-a551-41d0-aa8d-38fb423c870f</text:p>
          </table:table-cell>
        </table:table-row>
        <table:table-row table:style-name="ro1">
          <table:table-cell office:value-type="string" calcext:value-type="string">
            <text:p>https://app.jetbov.com/#/page/animalInfo/d456870b-efc6-4c9b-bc5d-a8a3b42d209e</text:p>
          </table:table-cell>
        </table:table-row>
        <table:table-row table:style-name="ro1">
          <table:table-cell office:value-type="string" calcext:value-type="string">
            <text:p>https://app.jetbov.com/#/page/animalInfo/512f0193-c7d7-40f9-b093-7dbeb187d134</text:p>
          </table:table-cell>
        </table:table-row>
        <table:table-row table:style-name="ro1">
          <table:table-cell office:value-type="string" calcext:value-type="string">
            <text:p>https://app.jetbov.com/#/page/animalInfo/a473aff3-96c6-4dc5-a2fc-54f9eec3bb99</text:p>
          </table:table-cell>
        </table:table-row>
        <table:table-row table:style-name="ro1">
          <table:table-cell office:value-type="string" calcext:value-type="string">
            <text:p>https://app.jetbov.com/#/page/animalInfo/d486f354-614b-443c-b424-4685895d16f3</text:p>
          </table:table-cell>
        </table:table-row>
        <table:table-row table:style-name="ro1">
          <table:table-cell office:value-type="string" calcext:value-type="string">
            <text:p>https://app.jetbov.com/#/page/animalInfo/b8117ce0-d2c5-490b-b7de-57efd6cf8951</text:p>
          </table:table-cell>
        </table:table-row>
        <table:table-row table:style-name="ro1">
          <table:table-cell office:value-type="string" calcext:value-type="string">
            <text:p>https://app.jetbov.com/#/page/animalInfo/e3595c1d-795b-40ee-aacf-a5ba166e809b</text:p>
          </table:table-cell>
        </table:table-row>
        <table:table-row table:style-name="ro1">
          <table:table-cell office:value-type="string" calcext:value-type="string">
            <text:p>https://app.jetbov.com/#/page/animalInfo/82f6fc6f-e618-4c2d-91df-20893e72ac07</text:p>
          </table:table-cell>
        </table:table-row>
        <table:table-row table:style-name="ro1">
          <table:table-cell office:value-type="string" calcext:value-type="string">
            <text:p>https://app.jetbov.com/#/page/animalInfo/6798168d-ccd1-4e31-9f75-19115b6e634f</text:p>
          </table:table-cell>
        </table:table-row>
        <table:table-row table:style-name="ro1">
          <table:table-cell office:value-type="string" calcext:value-type="string">
            <text:p>https://app.jetbov.com/#/page/animalInfo/b98a8221-5c07-4cb9-baca-5cb6501ca352</text:p>
          </table:table-cell>
        </table:table-row>
        <table:table-row table:style-name="ro1">
          <table:table-cell office:value-type="string" calcext:value-type="string">
            <text:p>https://app.jetbov.com/#/page/animalInfo/6e02ebd9-9152-4b1c-93bb-468ea468b2f7</text:p>
          </table:table-cell>
        </table:table-row>
        <table:table-row table:style-name="ro1">
          <table:table-cell office:value-type="string" calcext:value-type="string">
            <text:p>https://app.jetbov.com/#/page/animalInfo/7db46bf7-7c33-4f07-bfb3-54d9d3257951</text:p>
          </table:table-cell>
        </table:table-row>
        <table:table-row table:style-name="ro1">
          <table:table-cell office:value-type="string" calcext:value-type="string">
            <text:p>https://app.jetbov.com/#/page/animalInfo/faa6edb9-870b-4bd2-a859-50d29085c982</text:p>
          </table:table-cell>
        </table:table-row>
        <table:table-row table:style-name="ro1">
          <table:table-cell office:value-type="string" calcext:value-type="string">
            <text:p>https://app.jetbov.com/#/page/animalInfo/e4802485-5f2b-47fd-a472-3bf4008982b8</text:p>
          </table:table-cell>
        </table:table-row>
        <table:table-row table:style-name="ro1">
          <table:table-cell office:value-type="string" calcext:value-type="string">
            <text:p>https://app.jetbov.com/#/page/animalInfo/de426c73-f03c-4ad8-a898-9c3d67c26cd2</text:p>
          </table:table-cell>
        </table:table-row>
        <table:table-row table:style-name="ro1">
          <table:table-cell office:value-type="string" calcext:value-type="string">
            <text:p>https://app.jetbov.com/#/page/animalInfo/99b397e6-1a04-4518-ae02-463803c2623e</text:p>
          </table:table-cell>
        </table:table-row>
        <table:table-row table:style-name="ro1">
          <table:table-cell office:value-type="string" calcext:value-type="string">
            <text:p>https://app.jetbov.com/#/page/animalInfo/a7595a22-3bd5-4e87-8637-d108e4833cbb</text:p>
          </table:table-cell>
        </table:table-row>
        <table:table-row table:style-name="ro1">
          <table:table-cell office:value-type="string" calcext:value-type="string">
            <text:p>https://app.jetbov.com/#/page/animalInfo/138e0e5b-f54d-495f-ad50-034a32af2de6</text:p>
          </table:table-cell>
        </table:table-row>
        <table:table-row table:style-name="ro1">
          <table:table-cell office:value-type="string" calcext:value-type="string">
            <text:p>https://app.jetbov.com/#/page/animalInfo/1bc0562d-6d8c-4d49-834b-391777e80469</text:p>
          </table:table-cell>
        </table:table-row>
        <table:table-row table:style-name="ro1">
          <table:table-cell office:value-type="string" calcext:value-type="string">
            <text:p>https://app.jetbov.com/#/page/animalInfo/fd99e03e-00aa-4428-bbdb-8c7eb2f5aa58</text:p>
          </table:table-cell>
        </table:table-row>
        <table:table-row table:style-name="ro1">
          <table:table-cell office:value-type="string" calcext:value-type="string">
            <text:p>https://app.jetbov.com/#/page/animalInfo/9f17ed65-c753-4e4d-a773-892719c465c3</text:p>
          </table:table-cell>
        </table:table-row>
        <table:table-row table:style-name="ro1">
          <table:table-cell office:value-type="string" calcext:value-type="string">
            <text:p>https://app.jetbov.com/#/page/animalInfo/c3554227-664c-4f8c-883c-e320bafbdb20</text:p>
          </table:table-cell>
        </table:table-row>
        <table:table-row table:style-name="ro1">
          <table:table-cell office:value-type="string" calcext:value-type="string">
            <text:p>https://app.jetbov.com/#/page/animalInfo/d3c8f7b8-bcd0-4c8f-8618-9d30a9ef9afe</text:p>
          </table:table-cell>
        </table:table-row>
        <table:table-row table:style-name="ro1">
          <table:table-cell office:value-type="string" calcext:value-type="string">
            <text:p>https://app.jetbov.com/#/page/animalInfo/cc01ad82-acda-46d6-8495-05c55395f576</text:p>
          </table:table-cell>
        </table:table-row>
        <table:table-row table:style-name="ro1">
          <table:table-cell office:value-type="string" calcext:value-type="string">
            <text:p>https://app.jetbov.com/#/page/animalInfo/810e4996-21c5-4c0e-bd9b-228fe7d41156</text:p>
          </table:table-cell>
        </table:table-row>
        <table:table-row table:style-name="ro1">
          <table:table-cell office:value-type="string" calcext:value-type="string">
            <text:p>https://app.jetbov.com/#/page/animalInfo/a3f1fe17-78af-4484-96e0-349bfed1d234</text:p>
          </table:table-cell>
        </table:table-row>
        <table:table-row table:style-name="ro1">
          <table:table-cell office:value-type="string" calcext:value-type="string">
            <text:p>https://app.jetbov.com/#/page/animalInfo/50eb37c5-e35f-4dc7-9fdd-480676700d2a</text:p>
          </table:table-cell>
        </table:table-row>
        <table:table-row table:style-name="ro1">
          <table:table-cell office:value-type="string" calcext:value-type="string">
            <text:p>https://app.jetbov.com/#/page/animalInfo/21f30ee2-022b-4e4f-ad42-f3ef69670369</text:p>
          </table:table-cell>
        </table:table-row>
        <table:table-row table:style-name="ro1">
          <table:table-cell office:value-type="string" calcext:value-type="string">
            <text:p>https://app.jetbov.com/#/page/animalInfo/44fce32c-f4c2-4b60-bab5-27652bcc5bbd</text:p>
          </table:table-cell>
        </table:table-row>
        <table:table-row table:style-name="ro1">
          <table:table-cell office:value-type="string" calcext:value-type="string">
            <text:p>https://app.jetbov.com/#/page/animalInfo/1985236c-a356-4dfc-9004-5e485f2d6a7d</text:p>
          </table:table-cell>
        </table:table-row>
        <table:table-row table:style-name="ro1">
          <table:table-cell office:value-type="string" calcext:value-type="string">
            <text:p>https://app.jetbov.com/#/page/animalInfo/c6c22e4d-22b3-42c1-83aa-9c0fc4bce4a2</text:p>
          </table:table-cell>
        </table:table-row>
        <table:table-row table:style-name="ro1">
          <table:table-cell office:value-type="string" calcext:value-type="string">
            <text:p>https://app.jetbov.com/#/page/animalInfo/6a4db661-e2ab-46f2-995c-b4874f2e352e</text:p>
          </table:table-cell>
        </table:table-row>
        <table:table-row table:style-name="ro1">
          <table:table-cell office:value-type="string" calcext:value-type="string">
            <text:p>https://app.jetbov.com/#/page/animalInfo/26895043-7e08-4493-914b-73bb6c644466</text:p>
          </table:table-cell>
        </table:table-row>
        <table:table-row table:style-name="ro1">
          <table:table-cell office:value-type="string" calcext:value-type="string">
            <text:p>https://app.jetbov.com/#/page/animalInfo/135d11c2-60f4-4eb2-b588-27954c59d995</text:p>
          </table:table-cell>
        </table:table-row>
        <table:table-row table:style-name="ro1">
          <table:table-cell office:value-type="string" calcext:value-type="string">
            <text:p>https://app.jetbov.com/#/page/animalInfo/dd686988-b58e-4ecc-8e90-fbc795ec6aaf</text:p>
          </table:table-cell>
        </table:table-row>
        <table:table-row table:style-name="ro1">
          <table:table-cell office:value-type="string" calcext:value-type="string">
            <text:p>https://app.jetbov.com/#/page/animalInfo/4757898f-41ac-421b-a139-aadeabe2451e</text:p>
          </table:table-cell>
        </table:table-row>
        <table:table-row table:style-name="ro1">
          <table:table-cell office:value-type="string" calcext:value-type="string">
            <text:p>https://app.jetbov.com/#/page/animalInfo/c4fde584-f345-474b-82cd-c20076ff1377</text:p>
          </table:table-cell>
        </table:table-row>
        <table:table-row table:style-name="ro1">
          <table:table-cell office:value-type="string" calcext:value-type="string">
            <text:p>https://app.jetbov.com/#/page/animalInfo/93f91f60-09a1-43ba-8e61-dfa8354560c6</text:p>
          </table:table-cell>
        </table:table-row>
        <table:table-row table:style-name="ro1">
          <table:table-cell office:value-type="string" calcext:value-type="string">
            <text:p>https://app.jetbov.com/#/page/animalInfo/35d0b210-3eeb-46c9-a843-ee80ce2db9ae</text:p>
          </table:table-cell>
        </table:table-row>
        <table:table-row table:style-name="ro1">
          <table:table-cell office:value-type="string" calcext:value-type="string">
            <text:p>https://app.jetbov.com/#/page/animalInfo/c92e3e85-34d4-4e71-be82-cc1f6a5e3938</text:p>
          </table:table-cell>
        </table:table-row>
        <table:table-row table:style-name="ro1">
          <table:table-cell office:value-type="string" calcext:value-type="string">
            <text:p>https://app.jetbov.com/#/page/animalInfo/7e12af9c-bd44-4039-96ce-151e1d4a7fa4</text:p>
          </table:table-cell>
        </table:table-row>
        <table:table-row table:style-name="ro1">
          <table:table-cell office:value-type="string" calcext:value-type="string">
            <text:p>https://app.jetbov.com/#/page/animalInfo/6a0412da-69a0-4ac0-af38-f33fdd5450eb</text:p>
          </table:table-cell>
        </table:table-row>
        <table:table-row table:style-name="ro1">
          <table:table-cell office:value-type="string" calcext:value-type="string">
            <text:p>https://app.jetbov.com/#/page/animalInfo/cfa45ab3-39cb-473d-b2d5-8de738f643f5</text:p>
          </table:table-cell>
        </table:table-row>
        <table:table-row table:style-name="ro1">
          <table:table-cell office:value-type="string" calcext:value-type="string">
            <text:p>https://app.jetbov.com/#/page/animalInfo/029252b6-cc38-4e10-8d33-702daedfd2bd</text:p>
          </table:table-cell>
        </table:table-row>
        <table:table-row table:style-name="ro1">
          <table:table-cell office:value-type="string" calcext:value-type="string">
            <text:p>https://app.jetbov.com/#/page/animalInfo/7824652f-2e13-4d5a-87a8-8ad3dafa4e2f</text:p>
          </table:table-cell>
        </table:table-row>
        <table:table-row table:style-name="ro1">
          <table:table-cell office:value-type="string" calcext:value-type="string">
            <text:p>https://app.jetbov.com/#/page/animalInfo/23c36ef1-b265-4749-8ea5-c964de499108</text:p>
          </table:table-cell>
        </table:table-row>
        <table:table-row table:style-name="ro1">
          <table:table-cell office:value-type="string" calcext:value-type="string">
            <text:p>https://app.jetbov.com/#/page/animalInfo/2085206c-f687-4848-9a0e-eb1b77613111</text:p>
          </table:table-cell>
        </table:table-row>
        <table:table-row table:style-name="ro1">
          <table:table-cell office:value-type="string" calcext:value-type="string">
            <text:p>https://app.jetbov.com/#/page/animalInfo/2bdbd0c6-1c3f-4003-83fb-ae2697f8b42f</text:p>
          </table:table-cell>
        </table:table-row>
        <table:table-row table:style-name="ro1">
          <table:table-cell office:value-type="string" calcext:value-type="string">
            <text:p>https://app.jetbov.com/#/page/animalInfo/811113ee-a36c-48ac-be31-fbf49b6a9586</text:p>
          </table:table-cell>
        </table:table-row>
        <table:table-row table:style-name="ro1">
          <table:table-cell office:value-type="string" calcext:value-type="string">
            <text:p>https://app.jetbov.com/#/page/animalInfo/48045a6f-874c-49ec-abf2-d1753589fd0d</text:p>
          </table:table-cell>
        </table:table-row>
        <table:table-row table:style-name="ro1">
          <table:table-cell office:value-type="string" calcext:value-type="string">
            <text:p>https://app.jetbov.com/#/page/animalInfo/61d130c6-01d2-403e-a1f3-283eb12bf6bf</text:p>
          </table:table-cell>
        </table:table-row>
        <table:table-row table:style-name="ro1">
          <table:table-cell office:value-type="string" calcext:value-type="string">
            <text:p>https://app.jetbov.com/#/page/animalInfo/8c24d938-09da-4b3e-b15c-a7e12983f7f0</text:p>
          </table:table-cell>
        </table:table-row>
        <table:table-row table:style-name="ro1">
          <table:table-cell office:value-type="string" calcext:value-type="string">
            <text:p>https://app.jetbov.com/#/page/animalInfo/3bf5d08e-36a5-4e5e-b34e-973eaa52ac13</text:p>
          </table:table-cell>
        </table:table-row>
        <table:table-row table:style-name="ro1">
          <table:table-cell office:value-type="string" calcext:value-type="string">
            <text:p>https://app.jetbov.com/#/page/animalInfo/5686ad59-0aef-41bf-9849-bd7293009eb7</text:p>
          </table:table-cell>
        </table:table-row>
        <table:table-row table:style-name="ro1">
          <table:table-cell office:value-type="string" calcext:value-type="string">
            <text:p>https://app.jetbov.com/#/page/animalInfo/01b4fbf3-ea2a-4612-a650-7a6e5886f681</text:p>
          </table:table-cell>
        </table:table-row>
        <table:table-row table:style-name="ro1">
          <table:table-cell office:value-type="string" calcext:value-type="string">
            <text:p>https://app.jetbov.com/#/page/animalInfo/1341ea9b-a5f5-4165-8328-e1cdde90228e</text:p>
          </table:table-cell>
        </table:table-row>
        <table:table-row table:style-name="ro1">
          <table:table-cell office:value-type="string" calcext:value-type="string">
            <text:p>https://app.jetbov.com/#/page/animalInfo/1987a9b5-7a2b-437d-9870-1d44db9f87e9</text:p>
          </table:table-cell>
        </table:table-row>
        <table:table-row table:style-name="ro1">
          <table:table-cell office:value-type="string" calcext:value-type="string">
            <text:p>https://app.jetbov.com/#/page/animalInfo/4b67c8ac-d550-449f-9e20-79c3d2593cea</text:p>
          </table:table-cell>
        </table:table-row>
        <table:table-row table:style-name="ro1">
          <table:table-cell office:value-type="string" calcext:value-type="string">
            <text:p>https://app.jetbov.com/#/page/animalInfo/668c5c9a-f431-44ca-9a86-b06974a60313</text:p>
          </table:table-cell>
        </table:table-row>
        <table:table-row table:style-name="ro1">
          <table:table-cell office:value-type="string" calcext:value-type="string">
            <text:p>https://app.jetbov.com/#/page/animalInfo/7ac4e411-a102-4339-9435-4e6ebbe315b9</text:p>
          </table:table-cell>
        </table:table-row>
        <table:table-row table:style-name="ro1">
          <table:table-cell office:value-type="string" calcext:value-type="string">
            <text:p>https://app.jetbov.com/#/page/animalInfo/507122b6-aa39-48ec-b7a7-c6a14f2acd49</text:p>
          </table:table-cell>
        </table:table-row>
        <table:table-row table:style-name="ro1">
          <table:table-cell office:value-type="string" calcext:value-type="string">
            <text:p>https://app.jetbov.com/#/page/animalInfo/3b8a6560-36ef-47b3-a4fc-e2576ca1b291</text:p>
          </table:table-cell>
        </table:table-row>
        <table:table-row table:style-name="ro1">
          <table:table-cell office:value-type="string" calcext:value-type="string">
            <text:p>https://app.jetbov.com/#/page/animalInfo/34013735-76e0-45ed-ba76-e0798810fb91</text:p>
          </table:table-cell>
        </table:table-row>
        <table:table-row table:style-name="ro1">
          <table:table-cell office:value-type="string" calcext:value-type="string">
            <text:p>https://app.jetbov.com/#/page/animalInfo/5ede30ba-f435-42b4-9a7d-d699033f6087</text:p>
          </table:table-cell>
        </table:table-row>
        <table:table-row table:style-name="ro1">
          <table:table-cell office:value-type="string" calcext:value-type="string">
            <text:p>https://app.jetbov.com/#/page/animalInfo/da106581-0bff-4cdd-9ff4-239cc3f46fd8</text:p>
          </table:table-cell>
        </table:table-row>
        <table:table-row table:style-name="ro1">
          <table:table-cell office:value-type="string" calcext:value-type="string">
            <text:p>https://app.jetbov.com/#/page/animalInfo/4d74fb3c-a012-4a94-aa5e-cd95008dba18</text:p>
          </table:table-cell>
        </table:table-row>
        <table:table-row table:style-name="ro1">
          <table:table-cell office:value-type="string" calcext:value-type="string">
            <text:p>https://app.jetbov.com/#/page/animalInfo/1c5a1c3f-1b9b-4a1e-b719-3315486a3108</text:p>
          </table:table-cell>
        </table:table-row>
        <table:table-row table:style-name="ro1">
          <table:table-cell office:value-type="string" calcext:value-type="string">
            <text:p>https://app.jetbov.com/#/page/animalInfo/2132368d-04b6-40fa-a4cd-d5398ada776a</text:p>
          </table:table-cell>
        </table:table-row>
        <table:table-row table:style-name="ro1">
          <table:table-cell office:value-type="string" calcext:value-type="string">
            <text:p>https://app.jetbov.com/#/page/animalInfo/66aeb9f4-0077-4fc7-b186-7110735a986b</text:p>
          </table:table-cell>
        </table:table-row>
        <table:table-row table:style-name="ro1">
          <table:table-cell office:value-type="string" calcext:value-type="string">
            <text:p>https://app.jetbov.com/#/page/animalInfo/12f004ed-10a0-4016-973c-79e8159ab63a</text:p>
          </table:table-cell>
        </table:table-row>
        <table:table-row table:style-name="ro1">
          <table:table-cell office:value-type="string" calcext:value-type="string">
            <text:p>https://app.jetbov.com/#/page/animalInfo/942dddd8-8130-47de-95b1-69b7a4950db6</text:p>
          </table:table-cell>
        </table:table-row>
        <table:table-row table:style-name="ro1">
          <table:table-cell office:value-type="string" calcext:value-type="string">
            <text:p>https://app.jetbov.com/#/page/animalInfo/7925e428-5698-43c1-b0d8-4d439bc2b44a</text:p>
          </table:table-cell>
        </table:table-row>
        <table:table-row table:style-name="ro1">
          <table:table-cell office:value-type="string" calcext:value-type="string">
            <text:p>https://app.jetbov.com/#/page/animalInfo/c9b4e6e9-6c2a-47a6-8533-6d525e5a9076</text:p>
          </table:table-cell>
        </table:table-row>
        <table:table-row table:style-name="ro1">
          <table:table-cell office:value-type="string" calcext:value-type="string">
            <text:p>https://app.jetbov.com/#/page/animalInfo/08f7ab6e-68a4-41b8-9504-35df2825382f</text:p>
          </table:table-cell>
        </table:table-row>
        <table:table-row table:style-name="ro1">
          <table:table-cell office:value-type="string" calcext:value-type="string">
            <text:p>https://app.jetbov.com/#/page/animalInfo/aa2c60bd-ed04-4c1c-bdf6-c576cfc2e4d3</text:p>
          </table:table-cell>
        </table:table-row>
        <table:table-row table:style-name="ro1">
          <table:table-cell office:value-type="string" calcext:value-type="string">
            <text:p>https://app.jetbov.com/#/page/animalInfo/c277544b-159d-4031-adb0-addbe6ea3087</text:p>
          </table:table-cell>
        </table:table-row>
        <table:table-row table:style-name="ro1">
          <table:table-cell office:value-type="string" calcext:value-type="string">
            <text:p>https://app.jetbov.com/#/page/animalInfo/dd39f0a5-43ce-4d06-a275-14e4a5731807</text:p>
          </table:table-cell>
        </table:table-row>
        <table:table-row table:style-name="ro1">
          <table:table-cell office:value-type="string" calcext:value-type="string">
            <text:p>https://app.jetbov.com/#/page/animalInfo/d17176a6-aeab-4f2e-90d1-5ac7c04e6b94</text:p>
          </table:table-cell>
        </table:table-row>
        <table:table-row table:style-name="ro1">
          <table:table-cell office:value-type="string" calcext:value-type="string">
            <text:p>https://app.jetbov.com/#/page/animalInfo/1b0af667-d0d6-4a7c-ae31-9faf2e1462a5</text:p>
          </table:table-cell>
        </table:table-row>
        <table:table-row table:style-name="ro1">
          <table:table-cell office:value-type="string" calcext:value-type="string">
            <text:p>https://app.jetbov.com/#/page/animalInfo/e55fde86-56df-49b5-9570-eec9c6df71b1</text:p>
          </table:table-cell>
        </table:table-row>
        <table:table-row table:style-name="ro1">
          <table:table-cell office:value-type="string" calcext:value-type="string">
            <text:p>https://app.jetbov.com/#/page/animalInfo/6b80034b-033b-4eef-9655-2c6e29698c3f</text:p>
          </table:table-cell>
        </table:table-row>
        <table:table-row table:style-name="ro1">
          <table:table-cell office:value-type="string" calcext:value-type="string">
            <text:p>https://app.jetbov.com/#/page/animalInfo/2328b17a-1e18-41e8-b0bb-4893987d9cd8</text:p>
          </table:table-cell>
        </table:table-row>
        <table:table-row table:style-name="ro1">
          <table:table-cell office:value-type="string" calcext:value-type="string">
            <text:p>https://app.jetbov.com/#/page/animalInfo/766fde8a-1f1a-4205-9f6d-6e54b398047e</text:p>
          </table:table-cell>
        </table:table-row>
        <table:table-row table:style-name="ro1">
          <table:table-cell office:value-type="string" calcext:value-type="string">
            <text:p>https://app.jetbov.com/#/page/animalInfo/9ccfd60e-f0ed-4b31-bbc4-2b71f12c5887</text:p>
          </table:table-cell>
        </table:table-row>
        <table:table-row table:style-name="ro1">
          <table:table-cell office:value-type="string" calcext:value-type="string">
            <text:p>https://app.jetbov.com/#/page/animalInfo/38d092c5-4e0e-48fb-bff1-ece7e9a56c8d</text:p>
          </table:table-cell>
        </table:table-row>
        <table:table-row table:style-name="ro1">
          <table:table-cell office:value-type="string" calcext:value-type="string">
            <text:p>https://app.jetbov.com/#/page/animalInfo/fb3d01e3-42fe-42bd-b6f2-74fdbb50b37a</text:p>
          </table:table-cell>
        </table:table-row>
        <table:table-row table:style-name="ro1">
          <table:table-cell office:value-type="string" calcext:value-type="string">
            <text:p>https://app.jetbov.com/#/page/animalInfo/97b51984-25e4-4d21-b01d-0fc7e3e051d4</text:p>
          </table:table-cell>
        </table:table-row>
        <table:table-row table:style-name="ro1">
          <table:table-cell office:value-type="string" calcext:value-type="string">
            <text:p>https://app.jetbov.com/#/page/animalInfo/c95aae81-e23f-45ad-9c62-0ae0be1252fb</text:p>
          </table:table-cell>
        </table:table-row>
        <table:table-row table:style-name="ro1">
          <table:table-cell office:value-type="string" calcext:value-type="string">
            <text:p>https://app.jetbov.com/#/page/animalInfo/3af9878f-f249-4bd0-9388-b101f2695725</text:p>
          </table:table-cell>
        </table:table-row>
        <table:table-row table:style-name="ro1">
          <table:table-cell office:value-type="string" calcext:value-type="string">
            <text:p>https://app.jetbov.com/#/page/animalInfo/f62a2ae9-439c-480d-b0d1-16b5447dcac4</text:p>
          </table:table-cell>
        </table:table-row>
        <table:table-row table:style-name="ro1">
          <table:table-cell office:value-type="string" calcext:value-type="string">
            <text:p>https://app.jetbov.com/#/page/animalInfo/42f1f640-69f8-41a4-a0c5-5792d9901f9c</text:p>
          </table:table-cell>
        </table:table-row>
        <table:table-row table:style-name="ro1">
          <table:table-cell office:value-type="string" calcext:value-type="string">
            <text:p>https://app.jetbov.com/#/page/animalInfo/c1ce6d46-8e42-471d-923f-0c396e17937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7:32:52.831000000</meta:creation-date>
    <dc:date>2023-10-26T17:33:13.119000000</dc:date>
    <meta:editing-duration>PT20S</meta:editing-duration>
    <meta:editing-cycles>1</meta:editing-cycles>
    <meta:document-statistic meta:table-count="1" meta:cell-count="301" meta:object-count="0"/>
    <meta:generator>LibreOffice/7.5.5.2$Windows_X86_64 LibreOffice_project/ca8fe7424262805f223b9a2334bc7181abbcbf5e</meta:generator>
  </office:meta>
</office:document-meta>
</file>